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3.59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1.868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1.236cm" fo:break-before="auto" style:use-optimal-row-height="fals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1.184cm" fo:break-before="auto" style:use-optimal-row-height="false"/>
    </style:style>
    <style:style style:name="ro12" style:family="table-row">
      <style:table-row-properties style:row-height="1.473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1.316cm" fo:break-before="auto" style:use-optimal-row-height="false"/>
    </style:style>
    <style:style style:name="ro15" style:family="table-row">
      <style:table-row-properties style:row-height="1.446cm" fo:break-before="auto" style:use-optimal-row-height="false"/>
    </style:style>
    <style:style style:name="ro16" style:family="table-row">
      <style:table-row-properties style:row-height="0.788cm" fo:break-before="auto" style:use-optimal-row-height="fals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1.263cm" fo:break-before="auto" style:use-optimal-row-height="false"/>
    </style:style>
    <style:style style:name="ro19" style:family="table-row">
      <style:table-row-properties style:row-height="0.921cm" fo:break-before="auto" style:use-optimal-row-height="false"/>
    </style:style>
    <style:style style:name="ro20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wrap-option="wrap" style:vertical-align="middle"/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20"/>
        <table:table-column table:style-name="co8" table:default-cell-style-name="ce21"/>
        <table:table-column table:style-name="co9" table:default-cell-style-name="ce8"/>
        <table:table-column table:style-name="co10" table:default-cell-style-name="ce29"/>
        <table:table-column table:style-name="co11" table:number-columns-repeated="1011" table:default-cell-style-name="ce1"/>
        <table:table-column table:style-name="co11" table:number-columns-repeated="3" table:default-cell-style-name="Default"/>
        <table:table-row table:style-name="ro1">
          <table:table-cell/>
          <table:table-cell table:style-name="ce4"/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Orçamento cobertura do Mercado de Florianpolis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2"/>
          <table:table-cell table:style-name="ce6" office:value-type="string" calcext:value-type="string">
            <text:p>Item </text:p>
          </table:table-cell>
          <table:table-cell table:style-name="ce9" office:value-type="string" calcext:value-type="string">
            <text:p>Quantidade por módulo</text:p>
          </table:table-cell>
          <table:table-cell table:style-name="ce9" office:value-type="string" calcext:value-type="string">
            <text:p>Número de módulos</text:p>
          </table:table-cell>
          <table:table-cell table:style-name="ce9" office:value-type="string" calcext:value-type="string">
            <text:p>Quantidade total</text:p>
          </table:table-cell>
          <table:table-cell table:style-name="ce9" office:value-type="string" calcext:value-type="string">
            <text:p>Peso unitário</text:p>
          </table:table-cell>
          <table:table-cell table:style-name="ce21" office:value-type="string" calcext:value-type="string">
            <text:p>Peso por módulo</text:p>
          </table:table-cell>
          <table:table-cell office:value-type="string" calcext:value-type="string">
            <text:p>Peso total</text:p>
          </table:table-cell>
          <table:table-cell table:style-name="ce9" office:value-type="string" calcext:value-type="string">
            <text:p>Preço unitário</text:p>
          </table:table-cell>
          <table:table-cell office:value-type="string" calcext:value-type="string">
            <text:p>Preço total</text:p>
          </table:table-cell>
          <table:table-cell table:style-name="ce2" table:number-columns-repeated="1011"/>
          <table:table-cell table:style-name="ce31" table:number-columns-repeated="3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Painel sanduiche 4mm com duas faces metálicas galvanizadas e enchimento de EPS</text:p>
          </table:table-cell>
          <table:table-cell table:style-name="ce10" office:value-type="float" office:value="64" calcext:value-type="float">
            <text:p>64.00 m²</text:p>
          </table:table-cell>
          <table:table-cell office:value-type="float" office:value="15" calcext:value-type="float" table:number-columns-spanned="1" table:number-rows-spanned="21">
            <text:p>15</text:p>
          </table:table-cell>
          <table:table-cell table:style-name="ce10" table:formula="of:=[.C7]*[.D7]" office:value-type="float" office:value="960" calcext:value-type="float">
            <text:p>960.00 m²</text:p>
          </table:table-cell>
          <table:table-cell table:style-name="ce16" office:value-type="float" office:value="8" calcext:value-type="float">
            <text:p>8.00 kg/m²</text:p>
          </table:table-cell>
          <table:table-cell table:formula="of:=[.F7]*[.C7]" office:value-type="float" office:value="512" calcext:value-type="float">
            <text:p><text:s/>512.00 kg</text:p>
          </table:table-cell>
          <table:table-cell table:formula="of:=[.G7]*[.D7]" office:value-type="float" office:value="7680" calcext:value-type="float">
            <text:p>7 680.00 kg</text:p>
          </table:table-cell>
          <table:table-cell table:style-name="ce24" office:value-type="float" office:value="60" calcext:value-type="float">
            <text:p>60.00 R$/m²</text:p>
          </table:table-cell>
          <table:table-cell table:formula="of:=[.I7]*[.E7]" office:value-type="currency" office:currency="BRL" office:value="57600" calcext:value-type="currency">
            <text:p>R$ 57 600.00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Perfil de suporte em alumínio</text:p>
          </table:table-cell>
          <table:table-cell table:style-name="ce11" office:value-type="float" office:value="64" calcext:value-type="float">
            <text:p>64.00 m'</text:p>
          </table:table-cell>
          <table:covered-table-cell/>
          <table:table-cell table:style-name="ce11" table:formula="of:=[.C8]*[.D7]" office:value-type="float" office:value="960" calcext:value-type="float">
            <text:p>960.00 m'</text:p>
          </table:table-cell>
          <table:table-cell table:style-name="ce17" office:value-type="float" office:value="6.9" calcext:value-type="float">
            <text:p>6.90 kg/m'</text:p>
          </table:table-cell>
          <table:table-cell table:formula="of:=[.F8]*[.C8]" office:value-type="float" office:value="441.6" calcext:value-type="float">
            <text:p><text:s/>441.60 kg</text:p>
          </table:table-cell>
          <table:table-cell table:formula="of:=[.G8]*[.D7]" office:value-type="float" office:value="6624" calcext:value-type="float">
            <text:p>6 624.00 kg</text:p>
          </table:table-cell>
          <table:table-cell table:style-name="ce25" office:value-type="float" office:value="100" calcext:value-type="float">
            <text:p>100.00 R$/m'</text:p>
          </table:table-cell>
          <table:table-cell table:formula="of:=[.I8]*[.E8]" office:value-type="currency" office:currency="BRL" office:value="96000" calcext:value-type="currency">
            <text:p>R$ 96 000.00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Colunas em perfil IPE200 galvanizado</text:p>
          </table:table-cell>
          <table:table-cell table:style-name="ce11" table:formula="of:=11.3*2" office:value-type="float" office:value="22.6" calcext:value-type="float">
            <text:p>22.60 m'</text:p>
          </table:table-cell>
          <table:covered-table-cell/>
          <table:table-cell table:style-name="ce11" table:formula="of:=[.C9]*[.D7]" office:value-type="float" office:value="339" calcext:value-type="float">
            <text:p>339.00 m'</text:p>
          </table:table-cell>
          <table:table-cell table:style-name="ce17" office:value-type="float" office:value="22.4" calcext:value-type="float">
            <text:p>22.40 kg/m'</text:p>
          </table:table-cell>
          <table:table-cell table:formula="of:=[.F9]*[.C9]" office:value-type="float" office:value="506.24" calcext:value-type="float">
            <text:p><text:s/>506.24 kg</text:p>
          </table:table-cell>
          <table:table-cell table:formula="of:=[.G9]*[.D7]" office:value-type="float" office:value="7593.6" calcext:value-type="float">
            <text:p>7 593.60 kg</text:p>
          </table:table-cell>
          <table:table-cell table:style-name="ce26" office:value-type="float" office:value="3.66" calcext:value-type="float">
            <text:p>3.66 R$/kg</text:p>
          </table:table-cell>
          <table:table-cell table:formula="of:=[.I9]*[.H9]" office:value-type="currency" office:currency="BRL" office:value="27792.576" calcext:value-type="currency">
            <text:p>R$ 27 792.58</text:p>
          </table:table-cell>
          <table:table-cell table:number-columns-repeated="1014"/>
        </table:table-row>
        <table:table-row table:style-name="ro8">
          <table:table-cell/>
          <table:table-cell office:value-type="string" calcext:value-type="string">
            <text:p>Estrutura auxiliar de aço</text:p>
          </table:table-cell>
          <table:table-cell table:style-name="ce12" table:formula="of:=(0.0518+0.0777+0.0907+0.0518+0.0885+0.0777+0.0979)/3" office:value-type="float" office:value="0.1787" calcext:value-type="float">
            <text:p>0.18 m³</text:p>
          </table:table-cell>
          <table:covered-table-cell/>
          <table:table-cell table:style-name="ce12" table:formula="of:=[.C10]*[.D7]" office:value-type="float" office:value="2.6805" calcext:value-type="float">
            <text:p>2.68 m³</text:p>
          </table:table-cell>
          <table:table-cell table:style-name="ce18" office:value-type="float" office:value="7850" calcext:value-type="float">
            <text:p>7850.00 kg/m³</text:p>
          </table:table-cell>
          <table:table-cell table:formula="of:=[.F10]*[.C10]" office:value-type="float" office:value="1402.795" calcext:value-type="float">
            <text:p>1 402.80 kg</text:p>
          </table:table-cell>
          <table:table-cell table:formula="of:=[.G10]*[.D7]" office:value-type="float" office:value="21041.925" calcext:value-type="float">
            <text:p>21 041.93 kg</text:p>
          </table:table-cell>
          <table:table-cell table:style-name="ce26" table:formula="of:=3.8*1.15" office:value-type="float" office:value="4.37" calcext:value-type="float">
            <text:p>4.37 R$/kg</text:p>
          </table:table-cell>
          <table:table-cell table:formula="of:=[.I10]*[.H10]" office:value-type="currency" office:currency="BRL" office:value="91953.21225" calcext:value-type="currency">
            <text:p>R$ 91 953.21</text:p>
          </table:table-cell>
          <table:table-cell table:number-columns-repeated="1014"/>
        </table:table-row>
        <table:table-row table:style-name="ro9">
          <table:table-cell/>
          <table:table-cell office:value-type="string" calcext:value-type="string">
            <text:p>Estrutura de ligação entre as colunas</text:p>
          </table:table-cell>
          <table:table-cell table:style-name="ce11" office:value-type="float" office:value="13.4" calcext:value-type="float">
            <text:p>13.40 m'</text:p>
          </table:table-cell>
          <table:covered-table-cell/>
          <table:table-cell table:style-name="ce11" table:formula="of:=[.C11]*[.D7]" office:value-type="float" office:value="201" calcext:value-type="float">
            <text:p>201.00 m'</text:p>
          </table:table-cell>
          <table:table-cell table:style-name="ce17" office:value-type="float" office:value="12.56" calcext:value-type="float">
            <text:p>12.56 kg/m'</text:p>
          </table:table-cell>
          <table:table-cell table:formula="of:=[.F11]*[.C11]" office:value-type="float" office:value="168.304" calcext:value-type="float">
            <text:p><text:s/>168.30 kg</text:p>
          </table:table-cell>
          <table:table-cell table:formula="of:=[.G11]*[.D7]" office:value-type="float" office:value="2524.56" calcext:value-type="float">
            <text:p>2 524.56 kg</text:p>
          </table:table-cell>
          <table:table-cell table:style-name="ce26" table:formula="of:=3.8*1.15" office:value-type="float" office:value="4.37" calcext:value-type="float">
            <text:p>4.37 R$/kg</text:p>
          </table:table-cell>
          <table:table-cell table:formula="of:=[.I11]*[.H11]" office:value-type="currency" office:currency="BRL" office:value="11032.3272" calcext:value-type="currency">
            <text:p>R$ 11 032.33</text:p>
          </table:table-cell>
          <table:table-cell table:number-columns-repeated="1014"/>
        </table:table-row>
        <table:table-row table:style-name="ro10">
          <table:table-cell/>
          <table:table-cell office:value-type="string" calcext:value-type="string">
            <text:p>Calha metálica em chapa de aço galvanizada dobrada</text:p>
          </table:table-cell>
          <table:table-cell table:style-name="ce11" office:value-type="float" office:value="12" calcext:value-type="float">
            <text:p>12.00 m'</text:p>
          </table:table-cell>
          <table:covered-table-cell/>
          <table:table-cell table:style-name="ce11" table:formula="of:=[.D7]*[.C12]" office:value-type="float" office:value="180" calcext:value-type="float">
            <text:p>180.00 m'</text:p>
          </table:table-cell>
          <table:table-cell table:style-name="ce17" office:value-type="float" office:value="3" calcext:value-type="float">
            <text:p>3.00 kg/m'</text:p>
          </table:table-cell>
          <table:table-cell table:formula="of:=[.F12]*[.C12]" office:value-type="float" office:value="36" calcext:value-type="float">
            <text:p><text:s/>36.00 kg</text:p>
          </table:table-cell>
          <table:table-cell table:formula="of:=[.G12]*[.D7]" office:value-type="float" office:value="540" calcext:value-type="float">
            <text:p><text:s/>540.00 kg</text:p>
          </table:table-cell>
          <table:table-cell table:style-name="ce25" table:formula="of:=14.96*1.15" office:value-type="float" office:value="17.204" calcext:value-type="float">
            <text:p>17.20 R$/m'</text:p>
          </table:table-cell>
          <table:table-cell table:formula="of:=[.I12]*[.E12]" office:value-type="currency" office:currency="BRL" office:value="3096.72" calcext:value-type="currency">
            <text:p>R$ 3 096.72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Braços de extensão em barra de aço galvanizado</text:p>
          </table:table-cell>
          <table:table-cell table:style-name="ce12" table:formula="of:=2*0.0187" office:value-type="float" office:value="0.0374" calcext:value-type="float">
            <text:p>0.04 m³</text:p>
          </table:table-cell>
          <table:covered-table-cell/>
          <table:table-cell table:style-name="ce12" table:formula="of:=[.C13]*[.D7]" office:value-type="float" office:value="0.561" calcext:value-type="float">
            <text:p>0.56 m³</text:p>
          </table:table-cell>
          <table:table-cell table:style-name="ce18" office:value-type="float" office:value="7850" calcext:value-type="float">
            <text:p>7850.00 kg/m³</text:p>
          </table:table-cell>
          <table:table-cell table:formula="of:=[.F13]*[.C13]" office:value-type="float" office:value="293.59" calcext:value-type="float">
            <text:p><text:s/>293.59 kg</text:p>
          </table:table-cell>
          <table:table-cell table:formula="of:=[.G13]*[.D7]" office:value-type="float" office:value="4403.85" calcext:value-type="float">
            <text:p>4 403.85 kg</text:p>
          </table:table-cell>
          <table:table-cell table:style-name="ce26" table:formula="of:=[.I11]" office:value-type="float" office:value="4.37" calcext:value-type="float">
            <text:p>4.37 R$/kg</text:p>
          </table:table-cell>
          <table:table-cell table:formula="of:=[.I13]*[.H13]" office:value-type="currency" office:currency="BRL" office:value="19244.8245" calcext:value-type="currency">
            <text:p>R$ 19 244.82</text:p>
          </table:table-cell>
          <table:table-cell table:number-columns-repeated="1014"/>
        </table:table-row>
        <table:table-row table:style-name="ro8">
          <table:table-cell/>
          <table:table-cell office:value-type="string" calcext:value-type="string">
            <text:p>Contrapesos em concreto armado</text:p>
          </table:table-cell>
          <table:table-cell table:style-name="ce12" table:formula="of:=0.11+0.11" office:value-type="float" office:value="0.22" calcext:value-type="float">
            <text:p>0.22 m³</text:p>
          </table:table-cell>
          <table:covered-table-cell/>
          <table:table-cell table:style-name="ce12" table:formula="of:=[.C14]*[.D7]" office:value-type="float" office:value="3.3" calcext:value-type="float">
            <text:p>3.30 m³</text:p>
          </table:table-cell>
          <table:table-cell table:style-name="ce18" office:value-type="float" office:value="2400" calcext:value-type="float">
            <text:p>2400.00 kg/m³</text:p>
          </table:table-cell>
          <table:table-cell table:formula="of:=[.F14]*[.C14]" office:value-type="float" office:value="528" calcext:value-type="float">
            <text:p><text:s/>528.00 kg</text:p>
          </table:table-cell>
          <table:table-cell table:formula="of:=[.G14]*[.D7]" office:value-type="float" office:value="7920" calcext:value-type="float">
            <text:p>7 920.00 kg</text:p>
          </table:table-cell>
          <table:table-cell table:style-name="ce27" table:formula="of:=488*1.15*4*2" office:value-type="float" office:value="4489.6" calcext:value-type="float">
            <text:p>4489.60 R$/m³</text:p>
          </table:table-cell>
          <table:table-cell table:formula="of:=[.I14]*[.E14]" office:value-type="currency" office:currency="BRL" office:value="14815.68" calcext:value-type="currency">
            <text:p>R$ 14 815.68</text:p>
          </table:table-cell>
          <table:table-cell table:number-columns-repeated="1014"/>
        </table:table-row>
        <table:table-row table:style-name="ro12">
          <table:table-cell/>
          <table:table-cell office:value-type="string" calcext:value-type="string">
            <text:p>Peças metálicas de base para a fixação das colunas no piso</text:p>
          </table:table-cell>
          <table:table-cell table:style-name="ce12" table:formula="of:=0.0025+0.0025+0.0012+0.0012" office:value-type="float" office:value="0.0074" calcext:value-type="float">
            <text:p>0.01 m³</text:p>
          </table:table-cell>
          <table:covered-table-cell/>
          <table:table-cell table:style-name="ce12" table:formula="of:=[.C15]*[.D7]" office:value-type="float" office:value="0.111" calcext:value-type="float">
            <text:p>0.11 m³</text:p>
          </table:table-cell>
          <table:table-cell table:style-name="ce18" office:value-type="float" office:value="7850" calcext:value-type="float">
            <text:p>7850.00 kg/m³</text:p>
          </table:table-cell>
          <table:table-cell table:formula="of:=[.F15]*[.C15]" office:value-type="float" office:value="58.09" calcext:value-type="float">
            <text:p><text:s/>58.09 kg</text:p>
          </table:table-cell>
          <table:table-cell table:formula="of:=[.G15]*[.D7]" office:value-type="float" office:value="871.35" calcext:value-type="float">
            <text:p><text:s/>871.35 kg</text:p>
          </table:table-cell>
          <table:table-cell table:style-name="ce26" table:formula="of:=11.5*1.15" office:value-type="float" office:value="13.225" calcext:value-type="float">
            <text:p>13.23 R$/kg</text:p>
          </table:table-cell>
          <table:table-cell table:formula="of:=[.I15]*[.H15]" office:value-type="currency" office:currency="BRL" office:value="11523.60375" calcext:value-type="currency">
            <text:p>R$ 11 523.60</text:p>
          </table:table-cell>
          <table:table-cell table:number-columns-repeated="1014"/>
        </table:table-row>
        <table:table-row table:style-name="ro12">
          <table:table-cell/>
          <table:table-cell office:value-type="string" calcext:value-type="string">
            <text:p>Encaixes metálicos para sistema de manivela</text:p>
          </table:table-cell>
          <table:table-cell table:style-name="ce12" table:formula="of:=0.0281" office:value-type="float" office:value="0.0281" calcext:value-type="float">
            <text:p>0.03 m³</text:p>
          </table:table-cell>
          <table:covered-table-cell/>
          <table:table-cell table:style-name="ce12" table:formula="of:=[.D7]*[.C16]" office:value-type="float" office:value="0.4215" calcext:value-type="float">
            <text:p>0.42 m³</text:p>
          </table:table-cell>
          <table:table-cell table:style-name="ce18" office:value-type="float" office:value="7850" calcext:value-type="float">
            <text:p>7850.00 kg/m³</text:p>
          </table:table-cell>
          <table:table-cell table:formula="of:=[.F16]*[.C16]" office:value-type="float" office:value="220.585" calcext:value-type="float">
            <text:p><text:s/>220.59 kg</text:p>
          </table:table-cell>
          <table:table-cell table:formula="of:=[.G16]*[.D7]" office:value-type="float" office:value="3308.775" calcext:value-type="float">
            <text:p>3 308.78 kg</text:p>
          </table:table-cell>
          <table:table-cell table:style-name="ce26" table:formula="of:=11.5*1.15" office:value-type="float" office:value="13.225" calcext:value-type="float">
            <text:p>13.23 R$/kg</text:p>
          </table:table-cell>
          <table:table-cell table:formula="of:=[.I16]*[.H16]" office:value-type="currency" office:currency="BRL" office:value="43758.549375" calcext:value-type="currency">
            <text:p>R$ 43 758.5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Sistema de articulação principal tipo dobradiço para a base dos paineis</text:p>
          </table:table-cell>
          <table:table-cell table:style-name="ce13" office:value-type="float" office:value="2" calcext:value-type="float">
            <text:p>2.00 un</text:p>
          </table:table-cell>
          <table:covered-table-cell/>
          <table:table-cell table:style-name="ce13" table:formula="of:=[.D7]*[.C17]" office:value-type="float" office:value="30" calcext:value-type="float">
            <text:p>30.00 un</text:p>
          </table:table-cell>
          <table:table-cell table:number-columns-repeated="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8" office:value-type="float" office:value="400" calcext:value-type="float">
            <text:p>400.00 R$/un</text:p>
          </table:table-cell>
          <table:table-cell table:formula="of:=[.I17]*[.E17]" office:value-type="currency" office:currency="BRL" office:value="12000" calcext:value-type="currency">
            <text:p>R$ 12 000.00</text:p>
          </table:table-cell>
          <table:table-cell table:number-columns-repeated="1014"/>
        </table:table-row>
        <table:table-row table:style-name="ro13">
          <table:table-cell/>
          <table:table-cell office:value-type="string" calcext:value-type="string">
            <text:p>Polias industriais</text:p>
          </table:table-cell>
          <table:table-cell table:style-name="ce13" office:value-type="float" office:value="6" calcext:value-type="float">
            <text:p>6.00 un</text:p>
          </table:table-cell>
          <table:covered-table-cell/>
          <table:table-cell table:style-name="ce13" table:formula="of:=[.C18]*[.D7]" office:value-type="float" office:value="90" calcext:value-type="float">
            <text:p>90.00 un</text:p>
          </table:table-cell>
          <table:table-cell table:style-name="ce19" office:value-type="float" office:value="0.3" calcext:value-type="float">
            <text:p>0.30 kg/un</text:p>
          </table:table-cell>
          <table:table-cell table:formula="of:=[.F18]*[.C18]" office:value-type="float" office:value="1.8" calcext:value-type="float">
            <text:p><text:s/>1.80 kg</text:p>
          </table:table-cell>
          <table:table-cell table:formula="of:=[.G18]*[.D7]" office:value-type="float" office:value="27" calcext:value-type="float">
            <text:p><text:s/>27.00 kg</text:p>
          </table:table-cell>
          <table:table-cell table:style-name="ce28" office:value-type="float" office:value="280" calcext:value-type="float">
            <text:p>280.00 R$/un</text:p>
          </table:table-cell>
          <table:table-cell table:formula="of:=[.I18]*[.E18]" office:value-type="currency" office:currency="BRL" office:value="25200" calcext:value-type="currency">
            <text:p>R$ 25 200.00</text:p>
          </table:table-cell>
          <table:table-cell table:number-columns-repeated="1014"/>
        </table:table-row>
        <table:table-row table:style-name="ro14">
          <table:table-cell/>
          <table:table-cell office:value-type="string" calcext:value-type="string">
            <text:p>Sistema de enrolar com caretilha + manivela + jogo de 2 chaves de travamento</text:p>
          </table:table-cell>
          <table:table-cell table:style-name="ce13" office:value-type="float" office:value="2" calcext:value-type="float">
            <text:p>2.00 un</text:p>
          </table:table-cell>
          <table:covered-table-cell/>
          <table:table-cell table:style-name="ce13" table:formula="of:=[.C19]*[.D7]" office:value-type="float" office:value="30" calcext:value-type="float">
            <text:p>30.00 un</text:p>
          </table:table-cell>
          <table:table-cell table:style-name="ce19" office:value-type="float" office:value="0.5" calcext:value-type="float">
            <text:p>0.50 kg/un</text:p>
          </table:table-cell>
          <table:table-cell table:formula="of:=[.F19]*[.C19]" office:value-type="float" office:value="1" calcext:value-type="float">
            <text:p><text:s/>1.00 kg</text:p>
          </table:table-cell>
          <table:table-cell table:formula="of:=[.G19]*[.D7]" office:value-type="float" office:value="15" calcext:value-type="float">
            <text:p><text:s/>15.00 kg</text:p>
          </table:table-cell>
          <table:table-cell table:style-name="ce28" office:value-type="float" office:value="400" calcext:value-type="float">
            <text:p>400.00 R$/un</text:p>
          </table:table-cell>
          <table:table-cell table:formula="of:=[.I19]*[.E19]" office:value-type="currency" office:currency="BRL" office:value="12000" calcext:value-type="currency">
            <text:p>R$ 12 000.00</text:p>
          </table:table-cell>
          <table:table-cell table:number-columns-repeated="1014"/>
        </table:table-row>
        <table:table-row table:style-name="ro8">
          <table:table-cell/>
          <table:table-cell office:value-type="string" calcext:value-type="string">
            <text:p>Sistema de fixação para cabos em perfis de alumínio</text:p>
          </table:table-cell>
          <table:table-cell table:style-name="ce13" office:value-type="float" office:value="6" calcext:value-type="float">
            <text:p>6.00 un</text:p>
          </table:table-cell>
          <table:covered-table-cell/>
          <table:table-cell table:style-name="ce13" table:formula="of:=[.C20]*[.D7]" office:value-type="float" office:value="90" calcext:value-type="float">
            <text:p>90.00 un</text:p>
          </table:table-cell>
          <table:table-cell table:style-name="ce19" office:value-type="float" office:value="0.2" calcext:value-type="float">
            <text:p>0.20 kg/un</text:p>
          </table:table-cell>
          <table:table-cell table:formula="of:=[.F20]*[.C20]" office:value-type="float" office:value="1.2" calcext:value-type="float">
            <text:p><text:s/>1.20 kg</text:p>
          </table:table-cell>
          <table:table-cell table:formula="of:=[.G20]*[.D7]" office:value-type="float" office:value="18" calcext:value-type="float">
            <text:p><text:s/>18.00 kg</text:p>
          </table:table-cell>
          <table:table-cell table:style-name="ce28" office:value-type="float" office:value="50" calcext:value-type="float">
            <text:p>50.00 R$/un</text:p>
          </table:table-cell>
          <table:table-cell table:formula="of:=[.I20]*[.E20]" office:value-type="currency" office:currency="BRL" office:value="4500" calcext:value-type="currency">
            <text:p>R$ 4 500.00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Apoio metálicos para polia superior</text:p>
          </table:table-cell>
          <table:table-cell table:style-name="ce13" office:value-type="float" office:value="2" calcext:value-type="float">
            <text:p>2.00 un</text:p>
          </table:table-cell>
          <table:covered-table-cell/>
          <table:table-cell table:style-name="ce13" table:formula="of:=[.D7]*[.C21]" office:value-type="float" office:value="30" calcext:value-type="float">
            <text:p>30.00 un</text:p>
          </table:table-cell>
          <table:table-cell table:style-name="ce19" office:value-type="float" office:value="4.71" calcext:value-type="float">
            <text:p>4.71 kg/un</text:p>
          </table:table-cell>
          <table:table-cell table:formula="of:=[.F21]*[.C21]" office:value-type="float" office:value="9.42" calcext:value-type="float">
            <text:p><text:s/>9.42 kg</text:p>
          </table:table-cell>
          <table:table-cell table:formula="of:=[.G21]*[.D7]" office:value-type="float" office:value="141.3" calcext:value-type="float">
            <text:p><text:s/>141.30 kg</text:p>
          </table:table-cell>
          <table:table-cell table:style-name="ce26" table:formula="of:=11.5*1.15" office:value-type="float" office:value="13.225" calcext:value-type="float">
            <text:p>13.23 R$/kg</text:p>
          </table:table-cell>
          <table:table-cell table:formula="of:=[.I21]*[.H21]" office:value-type="currency" office:currency="BRL" office:value="1868.6925" calcext:value-type="currency">
            <text:p>R$ 1 868.69</text:p>
          </table:table-cell>
          <table:table-cell table:number-columns-repeated="1014"/>
        </table:table-row>
        <table:table-row table:style-name="ro15">
          <table:table-cell/>
          <table:table-cell office:value-type="string" calcext:value-type="string">
            <text:p>Rodinhas de apoio dos braços de extensão com borracha para proteção da alvenaria existente</text:p>
          </table:table-cell>
          <table:table-cell table:style-name="ce13" office:value-type="float" office:value="2" calcext:value-type="float">
            <text:p>2.00 un</text:p>
          </table:table-cell>
          <table:covered-table-cell/>
          <table:table-cell table:style-name="ce13" table:formula="of:=[.C22]*[.D7]" office:value-type="float" office:value="30" calcext:value-type="float">
            <text:p>30.00 un</text:p>
          </table:table-cell>
          <table:table-cell table:style-name="ce19" table:formula="of:=[.F18]" office:value-type="float" office:value="0.3" calcext:value-type="float">
            <text:p>0.30 kg/un</text:p>
          </table:table-cell>
          <table:table-cell table:formula="of:=[.F22]*[.C22]" office:value-type="float" office:value="0.6" calcext:value-type="float">
            <text:p><text:s/>0.60 kg</text:p>
          </table:table-cell>
          <table:table-cell table:formula="of:=[.G22]*[.D7]" office:value-type="float" office:value="9" calcext:value-type="float">
            <text:p><text:s/>9.00 kg</text:p>
          </table:table-cell>
          <table:table-cell table:style-name="ce28" table:formula="of:=[.I18]+50" office:value-type="float" office:value="330" calcext:value-type="float">
            <text:p>330.00 R$/un</text:p>
          </table:table-cell>
          <table:table-cell table:formula="of:=[.I22]*[.E22]" office:value-type="currency" office:currency="BRL" office:value="9900" calcext:value-type="currency">
            <text:p>R$ 9 900.00</text:p>
          </table:table-cell>
          <table:table-cell table:number-columns-repeated="1014"/>
        </table:table-row>
        <table:table-row table:style-name="ro16">
          <table:table-cell/>
          <table:table-cell office:value-type="string" calcext:value-type="string">
            <text:p>Afastadores para cabos metálicos</text:p>
          </table:table-cell>
          <table:table-cell table:style-name="ce13" office:value-type="float" office:value="2" calcext:value-type="float">
            <text:p>2.00 un</text:p>
          </table:table-cell>
          <table:covered-table-cell/>
          <table:table-cell table:style-name="ce13" table:formula="of:=[.D7]*[.C23]" office:value-type="float" office:value="30" calcext:value-type="float">
            <text:p>30.00 un</text:p>
          </table:table-cell>
          <table:table-cell table:number-columns-repeated="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8" office:value-type="float" office:value="400" calcext:value-type="float">
            <text:p>400.00 R$/un</text:p>
          </table:table-cell>
          <table:table-cell table:formula="of:=[.I23]*[.E23]" office:value-type="currency" office:currency="BRL" office:value="12000" calcext:value-type="currency">
            <text:p>R$ 12 000.00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Cabo de aço 8mm</text:p>
          </table:table-cell>
          <table:table-cell table:style-name="ce11" table:formula="of:=2*(14+15+15)" office:value-type="float" office:value="88" calcext:value-type="float">
            <text:p>88.00 m'</text:p>
          </table:table-cell>
          <table:covered-table-cell/>
          <table:table-cell table:style-name="ce11" table:formula="of:=[.C24]*[.D7]" office:value-type="float" office:value="1320" calcext:value-type="float">
            <text:p>1320.00 m'</text:p>
          </table:table-cell>
          <table:table-cell table:number-columns-repeated="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5" office:value-type="float" office:value="10" calcext:value-type="float">
            <text:p>10.00 R$/m'</text:p>
          </table:table-cell>
          <table:table-cell table:formula="of:=[.I24]*[.E24]" office:value-type="currency" office:currency="BRL" office:value="13200" calcext:value-type="currency">
            <text:p>R$ 13 200.00</text:p>
          </table:table-cell>
          <table:table-cell table:number-columns-repeated="1014"/>
        </table:table-row>
        <table:table-row table:style-name="ro17">
          <table:table-cell/>
          <table:table-cell office:value-type="string" calcext:value-type="string">
            <text:p>Blocos de borracha para proteção dos paineis e alvenarias existentes</text:p>
          </table:table-cell>
          <table:table-cell table:style-name="ce13" office:value-type="float" office:value="8" calcext:value-type="float">
            <text:p>8.00 un</text:p>
          </table:table-cell>
          <table:covered-table-cell/>
          <table:table-cell table:style-name="ce13" table:formula="of:=[.C25]*[.D7]" office:value-type="float" office:value="120" calcext:value-type="float">
            <text:p>120.00 un</text:p>
          </table:table-cell>
          <table:table-cell table:number-columns-repeated="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8" office:value-type="float" office:value="40" calcext:value-type="float">
            <text:p>40.00 R$/un</text:p>
          </table:table-cell>
          <table:table-cell table:formula="of:=[.I25]*[.E25]" office:value-type="currency" office:currency="BRL" office:value="4800" calcext:value-type="currency">
            <text:p>R$ 4 800.00</text:p>
          </table:table-cell>
          <table:table-cell table:number-columns-repeated="1014"/>
        </table:table-row>
        <table:table-row table:style-name="ro18">
          <table:table-cell/>
          <table:table-cell office:value-type="string" calcext:value-type="string">
            <text:p>Tubos de evacuação de águas pluvias em aço galvanizado diâmetro 75mm</text:p>
          </table:table-cell>
          <table:table-cell table:style-name="ce11" office:value-type="float" office:value="3.9" calcext:value-type="float">
            <text:p>3.90 m'</text:p>
          </table:table-cell>
          <table:covered-table-cell/>
          <table:table-cell table:style-name="ce11" table:formula="of:=[.C26]*[.D7]" office:value-type="float" office:value="58.5" calcext:value-type="float">
            <text:p>58.50 m'</text:p>
          </table:table-cell>
          <table:table-cell table:number-columns-repeated="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5" table:formula="of:=900/6" office:value-type="float" office:value="150" calcext:value-type="float">
            <text:p>150.00 R$/m'</text:p>
          </table:table-cell>
          <table:table-cell table:formula="of:=[.I26]*[.E26]" office:value-type="currency" office:currency="BRL" office:value="8775" calcext:value-type="currency">
            <text:p>R$ 8 775.00</text:p>
          </table:table-cell>
          <table:table-cell table:number-columns-repeated="1014"/>
        </table:table-row>
        <table:table-row table:style-name="ro17">
          <table:table-cell/>
          <table:table-cell office:value-type="string" calcext:value-type="string">
            <text:p>Sistema enterrado de evacuação de águas pluviais</text:p>
          </table:table-cell>
          <table:table-cell table:style-name="ce13" office:value-type="string" calcext:value-type="string">
            <text:p>-</text:p>
          </table:table-cell>
          <table:covered-table-cell/>
          <table:table-cell table:style-name="ce13" office:value-type="float" office:value="1" calcext:value-type="float">
            <text:p>1.00 un</text:p>
          </table:table-cell>
          <table:table-cell table:number-columns-repeated="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8" office:value-type="float" office:value="6000" calcext:value-type="float">
            <text:p>6000.00 R$/un</text:p>
          </table:table-cell>
          <table:table-cell office:value-type="currency" office:currency="BRL" office:value="6000" calcext:value-type="currency">
            <text:p>R$ 6 000.00</text:p>
          </table:table-cell>
          <table:table-cell table:number-columns-repeated="1014"/>
        </table:table-row>
        <table:table-row table:style-name="ro19">
          <table:table-cell/>
          <table:table-cell office:value-type="string" calcext:value-type="string">
            <text:p>Despesas gerais de obra</text:p>
          </table:table-cell>
          <table:table-cell table:style-name="ce13" office:value-type="string" calcext:value-type="string">
            <text:p>-</text:p>
          </table:table-cell>
          <table:table-cell/>
          <table:table-cell table:style-name="ce15" office:value-type="percentage" office:value="0.25" calcext:value-type="percentage">
            <text:p>25.00%</text:p>
          </table:table-cell>
          <table:table-cell table:number-columns-repeated="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(SUM([.J7:.J26]))*0.25" office:value-type="currency" office:currency="BRL" office:value="120265.29639375" calcext:value-type="currency">
            <text:p>R$ 120 265.30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0">
          <table:table-cell table:style-name="ce3"/>
          <table:table-cell table:style-name="ce7" office:value-type="string" calcext:value-type="string">
            <text:p>Total</text:p>
          </table:table-cell>
          <table:table-cell table:style-name="ce14" table:number-columns-repeated="4"/>
          <table:table-cell table:style-name="ce22"/>
          <table:table-cell table:style-name="ce22" table:formula="of:=SUM([.H7:.H27])" office:value-type="float" office:value="62718.36" calcext:value-type="float">
            <text:p>62 718.36 kg</text:p>
          </table:table-cell>
          <table:table-cell table:style-name="ce14"/>
          <table:table-cell table:style-name="ce30" table:formula="of:=SUM([.J7:.J29])" office:value-type="currency" office:currency="BRL" office:value="607326.48196875" calcext:value-type="currency">
            <text:p>R$ 607 326.48</text:p>
          </table:table-cell>
          <table:table-cell table:style-name="ce3" table:number-columns-repeated="1011"/>
          <table:table-cell table:style-name="ce32" table:number-columns-repeated="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text>#,##0.00m²</number:text>
    </number:number-style>
    <number:time-style style:name="N111">
      <number:minutes/>
      <number:text>²</number:text>
    </number:time-style>
    <number:number-style style:name="N112">
      <number:text>0.00m²</number:text>
    </number:number-style>
    <number:number-style style:name="N113">
      <number:text>#.##m²</number:text>
    </number:number-style>
    <number:time-style style:name="N114">
      <number:minutes/>
      <number:text>²</number:text>
    </number:time-style>
    <number:number-style style:name="N115">
      <number:number number:decimal-places="2" number:min-integer-digits="1"/>
      <number:text>m²</number:text>
    </number:number-style>
    <number:number-style style:name="N116">
      <number:number number:decimal-places="2" number:min-integer-digits="1"/>
      <number:text> m'</number:text>
    </number:number-style>
    <number:number-style style:name="N117">
      <number:number number:decimal-places="2" number:min-integer-digits="1"/>
      <number:text> m²</number:text>
    </number:number-style>
    <number:number-style style:name="N118">
      <number:number number:decimal-places="2" number:min-integer-digits="1"/>
      <number:text> kg/m²</number:text>
    </number:number-style>
    <number:number-style style:name="N119">
      <number:number number:decimal-places="2" number:min-integer-digits="1"/>
      <number:text> kg/m'</number:text>
    </number:number-style>
    <number:number-style style:name="N120">
      <number:number number:decimal-places="2" number:min-integer-digits="1"/>
      <number:text> kg</number:text>
    </number:number-style>
    <number:number-style style:name="N121">
      <number:number number:decimal-places="2" number:min-integer-digits="1"/>
      <number:text> m³</number:text>
    </number:number-style>
    <number:number-style style:name="N122">
      <number:number number:decimal-places="2" number:min-integer-digits="1"/>
      <number:text> R$/m'</number:text>
    </number:number-style>
    <number:currency-style style:name="N123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number-style style:name="N124">
      <number:number number:decimal-places="2" number:min-integer-digits="1"/>
      <number:text> kg/m³</number:text>
    </number:number-style>
    <number:number-style style:name="N125">
      <number:number number:decimal-places="2" number:min-integer-digits="1"/>
      <number:text> un</number:text>
    </number:number-style>
    <number:number-style style:name="N126">
      <number:number number:decimal-places="2" number:min-integer-digits="1">
        <number:embedded-text number:position="3"> </number:embedded-text>
      </number:number>
      <number:text> kg</number:text>
    </number:number-style>
    <number:currency-style style:name="N127P0" style:volatile="true">
      <number:currency-symbol number:language="pt" number:country="BR">R$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2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>
        <number:embedded-text number:position="3"> </number:embedded-text>
      </number:number>
      <style:map style:condition="value()&gt;=0" style:apply-style-name="N127P0"/>
    </number:currency-style>
    <number:number-style style:name="N128">
      <number:number number:decimal-places="2" number:min-integer-digits="1"/>
      <number:text> R$/m²</number:text>
    </number:number-style>
    <number:number-style style:name="N129">
      <number:number number:decimal-places="2" number:min-integer-digits="1"/>
      <number:text> R$/kg</number:text>
    </number:number-style>
    <number:number-style style:name="N130">
      <number:number number:decimal-places="2" number:min-integer-digits="1"/>
      <number:text> R$/m³</number:text>
    </number:number-style>
    <number:number-style style:name="N131">
      <number:number number:decimal-places="2" number:min-integer-digits="1"/>
      <number:text> R$/un</number:text>
    </number:number-style>
    <number:number-style style:name="N132">
      <number:number number:decimal-places="2" number:min-integer-digits="1"/>
      <number:text> kg/un</number:text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3-10-30T10:43:09.095456209</meta:creation-date>
    <dc:date>2013-10-30T13:13:41.668322739</dc:date>
    <dc:creator>Yorik van Havre</dc:creator>
    <meta:editing-duration>PT2H30M6S</meta:editing-duration>
    <meta:editing-cycles>9</meta:editing-cycles>
    <meta:generator>LibreOffice/4.1.1.2$Linux_X86_64 LibreOffice_project/410m0$Build-2</meta:generator>
    <meta:document-statistic meta:table-count="1" meta:cell-count="190" meta:object-count="0"/>
  </office:meta>
</office:document-meta>
</file>